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935b" officeooo:paragraph-rsid="0004935b"/>
    </style:style>
    <style:style style:name="P2" style:family="paragraph" style:parent-style-name="Title">
      <style:text-properties officeooo:rsid="0004935b" officeooo:paragraph-rsid="0004935b"/>
    </style:style>
    <style:style style:name="P3" style:family="paragraph" style:parent-style-name="Text_20_body">
      <style:text-properties officeooo:rsid="0004935b" officeooo:paragraph-rsid="0006e4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<text:span text:style-name="T2">5</text:span></text:p>
      <text:p text:style-name="P3"><text:span text:style-name="T1">Mitä tehnyt</text:span>: <text:span text:style-name="T2">Aloitin koodin täyden restruktrunoinnin </text:span><text:a xlink:type="simple" xlink:href="https://github.com/Melchan/ChessAI"><text:span text:style-name="T2">Melchanin ChessAI projektin</text:span></text:a><text:span text:style-name="T2"> tapaiseksi. Tämä on viikkoraporttia tehdessä vielä täysin vaiheessa, mutta toivottavasti koodikatsemoija ei sitä kerkeä huomaamaan. Muutoin olen jäänyt huomattavasti jälkeen aikataulusta.</text:span></text:p>
      <text:p text:style-name="P1"><text:span text:style-name="T1">Miten edennyt</text:span>: <text:span text:style-name="T2">Huonosti. Podin viikon verran influenssaa.</text:span></text:p>
      <text:p text:style-name="P1"><text:span text:style-name="T1">Mitä opin</text:span>: <text:span text:style-name="T2">Projektin rakenteen suunnittelusta.</text:span></text:p>
      <text:p text:style-name="P1"><text:span text:style-name="T1">Mikä jäi epäselväksi</text:span>: <text:span text:style-name="T2">Tätä kirjoittaessa ei kai mitään, ohjelman rakenteen suunnittelu oli tuottanut minulle paljon vaivaa, nyt luulen että minulla on ajatus siitä miten kaikki toimii.</text:span></text:p>
      <text:p text:style-name="P1"><text:span text:style-name="T1">Mitä seuraavaksi</text:span>: Simulaatiovaihe toimimaan <text:span text:style-name="T2">heti, kunhan restrukturointi on valmis. Viime toissaviikon tavoite vieläkin, mutta kyllä tämä täst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7:12:41.461306757</meta:creation-date>
    <dc:date>2016-02-25T00:01:01.291751880</dc:date>
    <meta:editing-duration>PT2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7" meta:character-count="714" meta:non-whitespace-character-count="633"/>
  </office:meta>
</office:document-meta>
</file>